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inherit" svg:font-family="inherit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Calibri" fo:font-size="12pt" fo:font-weight="normal" style:font-size-asian="12pt" style:font-weight-asian="normal" style:font-size-complex="12pt" style:font-weight-complex="normal"/>
    </style:style>
    <style:style style:name="P2" style:family="paragraph" style:parent-style-name="Heading_20_1">
      <style:text-properties fo:color="#00ccff" style:font-name="Calibri"/>
    </style:style>
    <style:style style:name="P3" style:family="paragraph" style:parent-style-name="Standard">
      <style:text-properties fo:color="#000000" style:font-name="Calibri" fo:font-size="12pt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text-properties fo:color="#000000" style:font-name="Calibri" fo:font-size="12pt" fo:font-weight="bold" style:font-size-asian="12pt" style:font-weight-asian="bold" style:font-size-complex="12pt" style:font-weight-complex="bold"/>
    </style:style>
    <style:style style:name="T1" style:family="text">
      <style:text-properties fo:color="#00ccff"/>
    </style:style>
    <style:style style:name="T2" style:family="text">
      <style:text-properties fo:color="#ff00cc"/>
    </style:style>
    <style:style style:name="T3" style:family="text">
      <style:text-properties fo:color="#00cc3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1">Alcune query</text:h>
      <text:p text:style-name="P4">Saldo totale per cliente:</text:p>
      <text:p text:style-name="P1"><text:span text:style-name="T1">SELECT</text:span> <text:span text:style-name="T2">SUM</text:span>(saldo) <text:span text:style-name="T1">AS</text:span> Saldo, id_proprietario <text:span text:style-name="T1">AS</text:span> “Id proprietario”</text:p>
      <text:p text:style-name="P1"><text:span text:style-name="T1">FROM</text:span> Carta_trasporto</text:p>
      <text:p text:style-name="P1"><text:span text:style-name="T1">GROUP</text:span> <text:span text:style-name="T1">BY</text:span> id_proprietario;</text:p>
      <text:p text:style-name="P1"/>
      <text:p text:style-name="P4">Totale speso per carta in un determinato periodo:</text:p>
      <text:p text:style-name="P1"><text:span text:style-name="T1">SELECT</text:span> <text:span text:style-name="T2">SUM</text:span>(Tratta.costo) <text:span text:style-name="T1">AS</text:span> “Spesa totale”, Transazione.numero_carta <text:span text:style-name="T1">AS</text:span> “Numero carta”</text:p>
      <text:p text:style-name="P1"><text:span text:style-name="T1">FROM</text:span> Transazione <text:span text:style-name="T1">INNER</text:span> <text:span text:style-name="T1">JOIN</text:span> Tratta </text:p>
      <text:p text:style-name="P1"><text:s text:c="4"/><text:span text:style-name="T1">ON</text:span> Transazione.id_tratta = Tratta.id</text:p>
      <text:p text:style-name="P1"><text:span text:style-name="T1">WHERE</text:span> <text:span text:style-name="T2">DATE</text:span>(Transazione.timestamp) <text:span text:style-name="T1">BETWEEN</text:span> <text:span text:style-name="T3">@data1</text:span> <text:span text:style-name="T1">AND</text:span> <text:span text:style-name="T3">@data2</text:span></text:p>
      <text:p text:style-name="P1"><text:span text:style-name="T1">GROUP</text:span> <text:span text:style-name="T1">BY</text:span> <text:s/>Transazione.numero_carta;</text:p>
      <text:p text:style-name="P1"/>
      <text:p text:style-name="P4">Abbonamenti non scaduti di un cliente di cui conosciamo l'email:</text:p>
      <text:p text:style-name="P1"><text:span text:style-name="T1">SELECT</text:span> * <text:span text:style-name="T1">AS</text:span> “Abbonamenti non scaduti”</text:p>
      <text:p text:style-name="P1"><text:span text:style-name="T1">FROM</text:span> abbonamento <text:span text:style-name="T1">INNER</text:span> <text:span text:style-name="T1">JOIN</text:span> cliente</text:p>
      <text:p text:style-name="P1"><text:s text:c="4"/><text:span text:style-name="T1">ON</text:span> abbonamento.id_proprietario = cliente.id</text:p>
      <text:p text:style-name="P1"><text:span text:style-name="T1">WHERE</text:span> cliente.email = <text:span text:style-name="T3">@email</text:span> <text:span text:style-name="T1">AND</text:span> </text:p>
      <text:p text:style-name="P1"><text:tab/> abbonamento.data_scadenza &lt;= <text:span text:style-name="T2">CURRDATE</text:span>();<text:tab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inherit" svg:font-family="inherit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NSimSun" style:font-size-asian="10pt" style:font-name-complex="Courier New" style:font-size-complex="10pt"/>
    </style:style>
    <style:style style:name="Source_20_Text" style:display-name="Source Text" style:family="text">
      <style:text-properties style:font-name="Courier New" style:font-name-asian="NSimSun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lessio Loddo</meta:initial-creator>
    <meta:creation-date>2017-06-18T16:02:38.35</meta:creation-date>
    <dc:date>2017-06-20T15:26:34.78</dc:date>
    <dc:creator>Alessio Loddo</dc:creator>
    <meta:editing-duration>PT7H32M54S</meta:editing-duration>
    <meta:editing-cycles>2</meta:editing-cycles>
    <meta:generator>OpenOffice/4.1.3$Win32 OpenOffice.org_project/413m1$Build-9783</meta:generator>
    <meta:document-statistic meta:table-count="0" meta:image-count="0" meta:object-count="0" meta:page-count="1" meta:paragraph-count="17" meta:word-count="87" meta:character-count="709"/>
  </office:meta>
</office:document-meta>
</file>